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/>
      <text:p text:style-name="Preformatted_20_Text">External drive may appear as /dev/sdd1 or /dev/sde1 — confirm first with lsblk</text:p>
      <text:p text:style-name="Preformatted_20_Text"/>
      <text:p text:style-name="Preformatted_20_Text">1️⃣ Identify drives</text:p>
      <text:p text:style-name="Preformatted_20_Text">lsblk -o NAME,SIZE,FSTYPE,MOUNTPOINT</text:p>
      <text:p text:style-name="Preformatted_20_Text">You should see something like:</text:p>
      <text:p text:style-name="Preformatted_20_Text"/>
      <text:p text:style-name="Preformatted_20_Text">nvme0n1 <text:s text:c="4"/>500G</text:p>
      <text:p text:style-name="Preformatted_20_Text">├─nvme0n1p3 480G crypto_LUKS</text:p>
      <text:p text:style-name="Preformatted_20_Text">│ └─cryptroot 480G LVM2_member</text:p>
      <text:p text:style-name="Preformatted_20_Text">│ <text:s text:c="2"/>└─ubuntu--vg-ubuntu--lv 480G ext4</text:p>
      <text:p text:style-name="Preformatted_20_Text">sdd <text:s text:c="9"/>1T</text:p>
      <text:p text:style-name="Preformatted_20_Text">└─sdd1 <text:s text:c="6"/>1T crypto_LUKS</text:p>
      <text:p text:style-name="Preformatted_20_Text">Internal system: /dev/nvme0n1p3</text:p>
      <text:p text:style-name="Preformatted_20_Text"/>
      <text:p text:style-name="Preformatted_20_Text">External encrypted backup drive: /dev/sdd1</text:p>
      <text:p text:style-name="Preformatted_20_Text">(adjust the names if different)</text:p>
      <text:p text:style-name="Preformatted_20_Text"/>
      <text:p text:style-name="Preformatted_20_Text">2️⃣ Unlock your internal system LUKS partition</text:p>
      <text:p text:style-name="Preformatted_20_Text">sudo cryptsetup open /dev/nvme0n1p3 cryptroot</text:p>
      <text:p text:style-name="Preformatted_20_Text">3️⃣ Activate the LVM and mount the root filesystem</text:p>
      <text:p text:style-name="Preformatted_20_Text">sudo vgchange -ay ubuntu-vg</text:p>
      <text:p text:style-name="Preformatted_20_Text">sudo mkdir -p /mnt/ubuntu</text:p>
      <text:p text:style-name="Preformatted_20_Text">sudo mount /dev/ubuntu-vg/ubuntu-lv /mnt/ubuntu</text:p>
      <text:p text:style-name="Preformatted_20_Text">4️⃣ Unlock the external LUKS backup drive</text:p>
      <text:p text:style-name="Preformatted_20_Text">sudo cryptsetup open /dev/sdd1 hvacbackup</text:p>
      <text:p text:style-name="Preformatted_20_Text">If successful, verify:</text:p>
      <text:p text:style-name="Preformatted_20_Text"/>
      <text:p text:style-name="Preformatted_20_Text">lsblk -o NAME,FSTYPE,MOUNTPOINT</text:p>
      <text:p text:style-name="Preformatted_20_Text">You should now see something like:</text:p>
      <text:p text:style-name="Preformatted_20_Text"/>
      <text:p text:style-name="Preformatted_20_Text">sdd1 crypto_LUKS</text:p>
      <text:p text:style-name="Preformatted_20_Text">└─hvacbackup ext4</text:p>
      <text:p text:style-name="Preformatted_20_Text">5️⃣ Mount the external drive</text:p>
      <text:p text:style-name="Preformatted_20_Text">sudo mkdir -p /mnt/HVACbak</text:p>
      <text:p text:style-name="Preformatted_20_Text">sudo mount /dev/mapper/hvacbackup /mnt/HVACbak</text:p>
      <text:p text:style-name="Preformatted_20_Text">If you get a filesystem error, check its type:</text:p>
      <text:p text:style-name="Preformatted_20_Text"/>
      <text:p text:style-name="Preformatted_20_Text">sudo blkid /dev/mapper/hvacbackup</text:p>
      <text:p text:style-name="Preformatted_20_Text">and mount explicitly (e.g., if it’s NTFS):</text:p>
      <text:p text:style-name="Preformatted_20_Text"/>
      <text:p text:style-name="Preformatted_20_Text">sudo mount -t ntfs /dev/mapper/hvacbackup /mnt/HVACbak</text:p>
      <text:p text:style-name="Preformatted_20_Text">Verify:</text:p>
      <text:p text:style-name="Preformatted_20_Text"/>
      <text:p text:style-name="Preformatted_20_Text">df -h | grep HVACbak</text:p>
      <text:p text:style-name="Preformatted_20_Text">6️⃣ Perform the backup</text:p>
      <text:p text:style-name="Preformatted_20_Text">Create a dated backup folder (optional):</text:p>
      <text:p text:style-name="Preformatted_20_Text"/>
      <text:p text:style-name="Preformatted_20_Text">DATE=$(date +%F)</text:p>
      <text:p text:style-name="Preformatted_20_Text">sudo mkdir -p /mnt/HVACbak/home-backup-$DATE</text:p>
      <text:p text:style-name="Preformatted_20_Text">Then run the backup (replace youruser with your actual username inside /mnt/ubuntu/home):</text:p>
      <text:p text:style-name="Preformatted_20_Text"/>
      <text:p text:style-name="Preformatted_20_Text">sudo rsync -aAXHv --progress /mnt/ubuntu/home/youruser/ /mnt/HVACbak/home-backup-$DATE/</text:p>
      <text:p text:style-name="Preformatted_20_Text">💡 Notes:</text:p>
      <text:p text:style-name="Preformatted_20_Text"/>
      <text:p text:style-name="Preformatted_20_Text">-aAXHv preserves all permissions, extended attributes, and hardlinks.</text:p>
      <text:p text:style-name="Preformatted_20_Text"/>
      <text:p text:style-name="Preformatted_20_Text">--progress shows live transfer info.</text:p>
      <text:p text:style-name="Preformatted_20_Text"/>
      <text:p text:style-name="Preformatted_20_Text">You can add --delete if you want to mirror (careful — it removes deleted files).</text:p>
      <text:p text:style-name="Preformatted_20_Text"/>
      <text:p text:style-name="Preformatted_20_Text">7️⃣ Verify the backup</text:p>
      <text:p text:style-name="Preformatted_20_Text"><text:soft-page-break/>Check that the destination folder looks correct:</text:p>
      <text:p text:style-name="Preformatted_20_Text"/>
      <text:p text:style-name="Preformatted_20_Text">ls -lh /mnt/HVACbak/home-backup-$DATE</text:p>
      <text:p text:style-name="Preformatted_20_Text">8️⃣ Cleanly unmount and close everything</text:p>
      <text:p text:style-name="Preformatted_20_Text">When finished:</text:p>
      <text:p text:style-name="Preformatted_20_Text"/>
      <text:p text:style-name="Preformatted_20_Text">sudo umount /mnt/HVACbak</text:p>
      <text:p text:style-name="Preformatted_20_Text">sudo cryptsetup close hvacbackup</text:p>
      <text:p text:style-name="Preformatted_20_Text"/>
      <text:p text:style-name="Preformatted_20_Text">sudo umount /mnt/ubuntu</text:p>
      <text:p text:style-name="Preformatted_20_Text">sudo vgchange -an ubuntu-vg</text:p>
      <text:p text:style-name="Preformatted_20_Text">sudo cryptsetup close cryptroot</text:p>
      <text:p text:style-name="Preformatted_20_Text">Now it’s safe to disconnect your external drive.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date>2025-11-08T16:05:23.796280955</dc:date>
    <meta:editing-duration>PT32M1S</meta:editing-duration>
    <meta:editing-cycles>1</meta:editing-cycles>
    <meta:document-statistic meta:table-count="0" meta:image-count="0" meta:object-count="0" meta:page-count="2" meta:paragraph-count="56" meta:word-count="275" meta:character-count="1984" meta:non-whitespace-character-count="1747"/>
  </office:meta>
</office:document-meta>
</file>